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6dcf" officeooo:paragraph-rsid="00156dcf"/>
    </style:style>
    <style:style style:name="P2" style:family="paragraph" style:parent-style-name="Table_20_Contents">
      <style:text-properties officeooo:rsid="00156dcf" officeooo:paragraph-rsid="00156dcf"/>
    </style:style>
    <style:style style:name="P3" style:family="paragraph" style:parent-style-name="Table_20_Contents">
      <style:text-properties officeooo:rsid="00156dcf" officeooo:paragraph-rsid="00158908"/>
    </style:style>
    <style:style style:name="P4" style:family="paragraph" style:parent-style-name="Table_20_Contents">
      <style:text-properties officeooo:paragraph-rsid="00158908"/>
    </style:style>
    <style:style style:name="P5" style:family="paragraph" style:parent-style-name="Table_20_Contents">
      <style:text-properties style:text-position="0% 100%" officeooo:rsid="0018b7c1" officeooo:paragraph-rsid="0018b7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58908"/>
    </style:style>
    <style:style style:name="T5" style:family="text">
      <style:text-properties officeooo:rsid="00177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permissions obtained for Figure 1 of chapter “Molecular simulations of biomolecules:</text:p>
      <text:p text:style-name="P1">parametrisation and environment”</text:p>
      <text:p text:style-name="P1"/>
      <text:p text:style-name="P1">Figure 1 contains adaptation of four figures from different publications. Permission files and details are as follow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ubfigure</text:p>
          </table:table-cell>
          <table:table-cell table:style-name="Table1.A1" office:value-type="string">
            <text:p text:style-name="P2">Copyright holder</text:p>
          </table:table-cell>
          <table:table-cell table:style-name="Table1.C1" office:value-type="string">
            <text:p text:style-name="P2">Copyright holder’s required wording (<text:span text:style-name="T1">already inserted in text</text:span>)</text:p>
          </table:table-cell>
        </table:table-row>
        <table:table-row>
          <table:table-cell table:style-name="Table1.A2" office:value-type="string">
            <text:p text:style-name="P2">1<text:span text:style-name="T2">st</text:span></text:p>
            <text:p text:style-name="P5">See file permission_lipkin2017.pdf</text:p>
          </table:table-cell>
          <table:table-cell table:style-name="Table1.A2" office:value-type="string">
            <text:p text:style-name="P1">American Chemical</text:p>
            <text:p text:style-name="P2">Society</text:p>
          </table:table-cell>
          <table:table-cell table:style-name="Table1.C2" office:value-type="string">
            <text:p text:style-name="P2">Adapted with permission from <text:span text:style-name="T5">[cit]</text:span>. <text:bookmark-start text:name="__DdeLink__2_1728849301"/>Copyright (<text:span text:style-name="T4">2017</text:span>) American Chemical</text:p>
            <text:p text:style-name="P2">Society.<text:bookmark-end text:name="__DdeLink__2_1728849301"/></text:p>
          </table:table-cell>
        </table:table-row>
        <table:table-row>
          <table:table-cell table:style-name="Table1.A2" office:value-type="string">
            <text:p text:style-name="P2">2<text:span text:style-name="T2">nd</text:span></text:p>
          </table:table-cell>
          <table:table-cell table:style-name="Table1.A2" office:value-type="string">
            <text:p text:style-name="Table_20_Contents">eLife Sciences Publications, Ltd</text:p>
          </table:table-cell>
          <table:table-cell table:style-name="Table1.C2" office:value-type="string">
            <text:p text:style-name="P4"><text:span text:style-name="T4">No permission request (</text:span>Creative Commons Attribution license)</text:p>
          </table:table-cell>
        </table:table-row>
        <table:table-row>
          <table:table-cell table:style-name="Table1.A2" office:value-type="string">
            <text:p text:style-name="P2">3<text:span text:style-name="T2">rd</text:span></text:p>
            <text:p text:style-name="P5">See file permission_machado2017.pdf</text:p>
          </table:table-cell>
          <table:table-cell table:style-name="Table1.A2" office:value-type="string">
            <text:p text:style-name="P1">American Chemical</text:p>
            <text:p text:style-name="P2">Society</text:p>
          </table:table-cell>
          <table:table-cell table:style-name="Table1.C2" office:value-type="string">
            <text:p text:style-name="P3">Adapted with permission from <text:span text:style-name="T5">[cit]</text:span>. <text:bookmark-start text:name="__DdeLink__2_17288493011"/>Copyright (<text:span text:style-name="T4">2017</text:span>) American Chemical</text:p>
            <text:p text:style-name="P3">Society.<text:bookmark-end text:name="__DdeLink__2_17288493011"/></text:p>
          </table:table-cell>
        </table:table-row>
        <table:table-row>
          <table:table-cell table:style-name="Table1.A2" office:value-type="string">
            <text:p text:style-name="P2">4<text:span text:style-name="T2">th</text:span></text:p>
          </table:table-cell>
          <table:table-cell table:style-name="Table1.A2" office:value-type="string">
            <text:p text:style-name="Table_20_Contents">Elsevier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4:51:12.219004188</meta:creation-date>
    <dc:date>2019-08-08T15:06:34.273837172</dc:date>
    <meta:editing-duration>PT15M20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3" meta:word-count="92" meta:character-count="715" meta:non-whitespace-character-count="646"/>
  </office:meta>
</office:document-meta>
</file>